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59000006DBC0916C4689678364.png" manifest:media-type="image/png"/>
  <manifest:file-entry manifest:full-path="Pictures/1000000000000214000000BB3A1FC70D0F1B4BCE.png" manifest:media-type="image/png"/>
  <manifest:file-entry manifest:full-path="Pictures/10000000000005BB000003B262CB95C83A17C5DE.png" manifest:media-type="image/png"/>
  <manifest:file-entry manifest:full-path="Pictures/10000000000000F9000000BF3BCC148CCE9271E5.png" manifest:media-type="image/png"/>
  <manifest:file-entry manifest:full-path="Pictures/10000000000000D7000000BEEBAF0D3E35451E6F.png" manifest:media-type="image/png"/>
  <manifest:file-entry manifest:full-path="Pictures/1000000000000854000004E8D278782386BC7458.png" manifest:media-type="image/png"/>
  <manifest:file-entry manifest:full-path="Pictures/10000000000000DB000000BFBB15CE940F86D81B.png" manifest:media-type="image/png"/>
  <manifest:file-entry manifest:full-path="Pictures/1000000000000117000000B70A13E4FB8BBAE46E.png" manifest:media-type="image/png"/>
  <manifest:file-entry manifest:full-path="Pictures/1000000000000892000006C83F44869EBD9D0C95.png" manifest:media-type="image/png"/>
  <manifest:file-entry manifest:full-path="Pictures/100000000000085C000006EF21F181273BBBFD52.png" manifest:media-type="image/png"/>
  <manifest:file-entry manifest:full-path="Pictures/10000000000007A400000668B97781C37BEFBB41.png" manifest:media-type="image/png"/>
  <manifest:file-entry manifest:full-path="Pictures/10000000000000FE000000BB04BCEE96834E2D6A.png" manifest:media-type="image/png"/>
  <manifest:file-entry manifest:full-path="Pictures/100000000000058E0000042C31F134756CD1BAC6.png" manifest:media-type="image/png"/>
  <manifest:file-entry manifest:full-path="Pictures/100000000000016D000000BB0EC24350BE569457.png" manifest:media-type="image/png"/>
  <manifest:file-entry manifest:full-path="Pictures/10000000000001B2000000C9F6B72DEF60C7C86E.png" manifest:media-type="image/png"/>
  <manifest:file-entry manifest:full-path="Pictures/100000000000014B000000B9056DED68FA4EEDC7.png" manifest:media-type="image/png"/>
  <manifest:file-entry manifest:full-path="Pictures/100000000000014A000000C2E21E26B443C51ABE.png" manifest:media-type="image/png"/>
  <manifest:file-entry manifest:full-path="Pictures/100000000000053400000199EB2BB20EC402A5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9999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198cm" fo:min-width="5.44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689cm" fo:min-width="15.91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698cm" fo:min-width="9.148cm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198cm" fo:min-width="9.66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56cm" fo:min-width="8.95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198cm" fo:min-width="15.36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98cm" fo:min-width="5.65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49cm" fo:min-width="4.84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284cm" fo:min-width="6.20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7cm" fo:min-width="1.90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2cm" fo:min-width="1.948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25cm" fo:min-width="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729fc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568cm" svg:height="13.606cm" svg:x="0.5cm" svg:y="0.394cm">
          <draw:image xlink:href="Pictures/1000000100000859000006DBC0916C4689678364.png" xlink:type="simple" xlink:show="embed" xlink:actuate="onLoad" draw:mime-type="image/png">
            <text:p/>
          </draw:image>
        </draw:frame>
        <draw:frame draw:style-name="gr2" draw:text-style-name="P1" xml:id="id2" draw:id="id2" draw:layer="layout" svg:width="1.849cm" svg:height="1.634cm" svg:x="15.551cm" svg:y="0.266cm">
          <draw:image xlink:href="Pictures/10000000000000D7000000BEEBAF0D3E35451E6F.png" xlink:type="simple" xlink:show="embed" xlink:actuate="onLoad" draw:mime-type="image/png">
            <text:p/>
          </draw:image>
        </draw:frame>
        <draw:custom-shape draw:style-name="gr3" draw:text-style-name="P2" xml:id="id1" draw:id="id1" draw:layer="layout" svg:width="6cm" svg:height="5.5cm" svg:x="3.747cm" svg:y="2.7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9.747cm" svg:y1="5.541cm" svg:x2="15.551cm" svg:y2="1.083cm" draw:start-shape="id1" draw:start-glue-point="1" draw:end-shape="id2" draw:end-glue-point="3" svg:d="M9747 5541c4372 0 1471-4458 5804-4458" svg:viewBox="0 0 5805 4459">
          <text:p/>
        </draw:connector>
        <draw:custom-shape draw:style-name="gr5" draw:text-style-name="P2" xml:id="id3" draw:id="id3" draw:layer="layout" svg:width="16.468cm" svg:height="2.991cm" svg:x="0.557cm" svg:y="10.8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387cm" svg:height="8.475cm" svg:x="13.113cm" svg:y="3.5cm">
          <draw:image xlink:href="Pictures/1000000000000854000004E8D278782386BC7458.png" xlink:type="simple" xlink:show="embed" xlink:actuate="onLoad" draw:mime-type="image/png">
            <text:p/>
          </draw:image>
        </draw:frame>
        <draw:frame draw:style-name="gr2" draw:text-style-name="P1" xml:id="id4" draw:id="id4" draw:layer="layout" svg:width="1.889cm" svg:height="1.648cm" svg:x="18.611cm" svg:y="11.352cm">
          <draw:image xlink:href="Pictures/10000000000000DB000000BFBB15CE940F86D81B.png" xlink:type="simple" xlink:show="embed" xlink:actuate="onLoad" draw:mime-type="image/png">
            <text:p/>
          </draw:image>
        </draw:frame>
        <draw:connector draw:style-name="gr4" draw:text-style-name="P2" draw:layer="layout" draw:type="curve" svg:x1="17.025cm" svg:y1="12.352cm" svg:x2="18.611cm" svg:y2="12.176cm" draw:start-shape="id3" draw:start-glue-point="1" draw:end-shape="id4" draw:end-glue-point="3" svg:d="M17025 12352c1209 0 416-176 1586-176" svg:viewBox="0 0 1587 177">
          <text:p/>
        </draw:connector>
        <draw:frame draw:style-name="gr2" draw:text-style-name="P1" xml:id="id6" draw:id="id6" draw:layer="layout" svg:width="2.351cm" svg:height="1.542cm" svg:x="22cm" svg:y="11.458cm">
          <draw:image xlink:href="Pictures/1000000000000117000000B70A13E4FB8BBAE46E.png" xlink:type="simple" xlink:show="embed" xlink:actuate="onLoad" draw:mime-type="image/png">
            <text:p/>
          </draw:image>
        </draw:frame>
        <draw:custom-shape draw:style-name="gr6" draw:text-style-name="P2" xml:id="id5" draw:id="id5" draw:layer="layout" svg:width="9.7cm" svg:height="4cm" svg:x="13.3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8.15cm" svg:y1="10cm" svg:x2="23.175cm" svg:y2="11.458cm" draw:start-shape="id5" draw:start-glue-point="2" draw:end-shape="id6" draw:end-glue-point="0" svg:d="M18150 10000c0 1113 5025 384 5025 1458" svg:viewBox="0 0 5026 1459">
          <text:p/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5.798cm" svg:height="12.5cm" svg:x="0.4cm" svg:y="1.3cm">
          <draw:image xlink:href="Pictures/1000000000000892000006C83F44869EBD9D0C95.png" xlink:type="simple" xlink:show="embed" xlink:actuate="onLoad" draw:mime-type="image/png">
            <text:p/>
          </draw:image>
        </draw:frame>
        <draw:custom-shape draw:style-name="gr8" draw:text-style-name="P2" xml:id="id7" draw:id="id7" draw:layer="layout" svg:width="10.218cm" svg:height="2.5cm" svg:x="0.5cm" svg:y="2.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718cm" svg:y1="3.35cm" svg:x2="15.5cm" svg:y2="1.872cm" draw:start-shape="id7" draw:start-glue-point="1" draw:end-shape="id8" draw:end-glue-point="3" svg:d="M10718 3350c3606 0 1215-1478 4782-1478" svg:viewBox="0 0 4783 1479">
          <text:p/>
        </draw:connector>
        <draw:frame draw:style-name="gr2" draw:text-style-name="P1" xml:id="id8" draw:id="id8" draw:layer="layout" svg:width="2.273cm" svg:height="1.744cm" svg:x="15.5cm" svg:y="1cm">
          <draw:image xlink:href="Pictures/10000000000000F9000000BF3BCC148CCE9271E5.png" xlink:type="simple" xlink:show="embed" xlink:actuate="onLoad" draw:mime-type="image/png">
            <text:p/>
          </draw:image>
        </draw:frame>
        <draw:frame draw:style-name="gr2" draw:text-style-name="P1" xml:id="id10" draw:id="id10" draw:layer="layout" svg:width="4.902cm" svg:height="1.723cm" svg:x="12.5cm" svg:y="8.277cm">
          <draw:image xlink:href="Pictures/1000000000000214000000BB3A1FC70D0F1B4BCE.png" xlink:type="simple" xlink:show="embed" xlink:actuate="onLoad" draw:mime-type="image/png">
            <text:p/>
          </draw:image>
        </draw:frame>
        <draw:custom-shape draw:style-name="gr9" draw:text-style-name="P2" xml:id="id9" draw:id="id9" draw:layer="layout" svg:width="9.505cm" svg:height="2.158cm" svg:x="1.5cm" svg:y="5.399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1.005cm" svg:y1="6.478cm" svg:x2="12.5cm" svg:y2="9.138cm" draw:start-shape="id9" draw:start-glue-point="1" draw:end-shape="id10" draw:end-glue-point="3" svg:d="M11005 6478c1140 0 393 2660 1495 2660" svg:viewBox="0 0 1496 2661">
          <text:p/>
        </draw:connector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6.366cm" svg:height="13.575cm" svg:x="0.634cm" svg:y="0.5cm">
          <draw:image xlink:href="Pictures/100000000000085C000006EF21F181273BBBFD52.png" xlink:type="simple" xlink:show="embed" xlink:actuate="onLoad" draw:mime-type="image/png">
            <text:p/>
          </draw:image>
        </draw:frame>
        <draw:frame draw:style-name="gr1" draw:text-style-name="P1" draw:layer="layout" svg:width="11.034cm" svg:height="9.252cm" svg:x="16.466cm" svg:y="1cm">
          <draw:image xlink:href="Pictures/10000000000007A400000668B97781C37BEFBB41.png" xlink:type="simple" xlink:show="embed" xlink:actuate="onLoad" draw:mime-type="image/png">
            <text:p/>
          </draw:image>
        </draw:frame>
        <draw:custom-shape draw:style-name="gr10" draw:text-style-name="P2" xml:id="id11" draw:id="id11" draw:layer="layout" svg:width="15.917cm" svg:height="2.5cm" svg:x="0.788cm" svg:y="4.213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8.746cm" svg:y1="4.213cm" svg:x2="15.2cm" svg:y2="1.061cm" draw:start-shape="id11" draw:end-shape="id12" draw:end-glue-point="3" svg:d="M8746 4213c0-2102 2151-3152 6454-3152" svg:viewBox="0 0 6455 3153">
          <text:p/>
        </draw:connector>
        <draw:frame draw:style-name="gr2" draw:text-style-name="P1" xml:id="id12" draw:id="id12" draw:layer="layout" svg:width="2.339cm" svg:height="1.722cm" svg:x="15.2cm" svg:y="0.2cm">
          <draw:image xlink:href="Pictures/10000000000000FE000000BB04BCEE96834E2D6A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1.034cm" svg:height="9.252cm" svg:x="0.113cm" svg:y="0.191cm">
          <draw:image xlink:href="Pictures/10000000000007A400000668B97781C37BEFBB41.png" xlink:type="simple" xlink:show="embed" xlink:actuate="onLoad" draw:mime-type="image/png">
            <text:p/>
          </draw:image>
        </draw:frame>
        <draw:frame draw:style-name="gr1" draw:text-style-name="P1" draw:layer="layout" svg:width="10.964cm" svg:height="8.235cm" svg:x="13.936cm" svg:y="4.8cm">
          <draw:image xlink:href="Pictures/100000000000058E0000042C31F134756CD1BAC6.png" xlink:type="simple" xlink:show="embed" xlink:actuate="onLoad" draw:mime-type="image/png">
            <text:p/>
          </draw:image>
        </draw:frame>
        <draw:frame draw:style-name="gr2" draw:text-style-name="P1" draw:layer="layout" svg:width="10.971cm" svg:height="7.075cm" svg:x="1.529cm" svg:y="4.8cm">
          <draw:image xlink:href="Pictures/10000000000005BB000003B262CB95C83A17C5DE.png" xlink:type="simple" xlink:show="embed" xlink:actuate="onLoad" draw:mime-type="image/png">
            <text:p/>
          </draw:image>
        </draw:frame>
        <draw:custom-shape draw:style-name="gr11" draw:text-style-name="P2" xml:id="id13" draw:id="id13" draw:layer="layout" svg:width="6.205cm" svg:height="1cm" svg:x="1.795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8cm" svg:y1="6.4cm" svg:x2="11.759cm" svg:y2="2.1cm" draw:start-shape="id13" draw:start-glue-point="1" draw:end-shape="id14" draw:end-glue-point="2" svg:d="M8000 6400c2506 0 3759-1433 3759-4300" svg:viewBox="0 0 3760 4301">
          <text:p/>
        </draw:connector>
        <draw:frame draw:style-name="gr2" draw:text-style-name="P1" xml:id="id14" draw:id="id14" draw:layer="layout" svg:width="2.681cm" svg:height="1.374cm" svg:x="10.419cm" svg:y="0.726cm">
          <draw:image xlink:href="Pictures/100000000000016D000000BB0EC24350BE569457.png" xlink:type="simple" xlink:show="embed" xlink:actuate="onLoad" draw:mime-type="image/png">
            <text:p/>
          </draw:image>
        </draw:frame>
        <draw:frame draw:style-name="gr2" draw:text-style-name="P1" xml:id="id16" draw:id="id16" draw:layer="layout" svg:width="3.189cm" svg:height="1.476cm" svg:x="13.4cm" svg:y="0.724cm">
          <draw:image xlink:href="Pictures/10000000000001B2000000C9F6B72DEF60C7C86E.png" xlink:type="simple" xlink:show="embed" xlink:actuate="onLoad" draw:mime-type="image/png">
            <text:p/>
          </draw:image>
        </draw:frame>
        <draw:frame draw:style-name="gr2" draw:text-style-name="P1" xml:id="id18" draw:id="id18" draw:layer="layout" svg:width="2.432cm" svg:height="1.359cm" svg:x="17.106cm" svg:y="0.741cm">
          <draw:image xlink:href="Pictures/100000000000014B000000B9056DED68FA4EEDC7.png" xlink:type="simple" xlink:show="embed" xlink:actuate="onLoad" draw:mime-type="image/png">
            <text:p/>
          </draw:image>
        </draw:frame>
        <draw:frame draw:style-name="gr2" draw:text-style-name="P1" xml:id="id20" draw:id="id20" draw:layer="layout" svg:width="2.425cm" svg:height="1.425cm" svg:x="22.5cm" svg:y="0.775cm">
          <draw:image xlink:href="Pictures/100000000000014A000000C2E21E26B443C51ABE.png" xlink:type="simple" xlink:show="embed" xlink:actuate="onLoad" draw:mime-type="image/png">
            <text:p/>
          </draw:image>
        </draw:frame>
        <draw:custom-shape draw:style-name="gr12" draw:text-style-name="P2" xml:id="id15" draw:id="id15" draw:layer="layout" svg:width="5.399cm" svg:height="2.151cm" svg:x="2.298cm" svg:y="6.927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7.697cm" svg:y1="8.002cm" svg:x2="14.994cm" svg:y2="2.2cm" draw:start-shape="id15" draw:start-glue-point="1" draw:end-shape="id16" draw:end-glue-point="2" svg:d="M7697 8002c4865 0 7297-1934 7297-5802" svg:viewBox="0 0 7298 5803">
          <text:p/>
        </draw:connector>
        <draw:custom-shape draw:style-name="gr13" draw:text-style-name="P2" xml:id="id17" draw:id="id17" draw:layer="layout" svg:width="6.755cm" svg:height="1.586cm" svg:x="14.945cm" svg:y="6.21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8.322cm" svg:y1="6.214cm" svg:x2="18.322cm" svg:y2="2.1cm" draw:start-shape="id17" draw:start-glue-point="0" draw:end-shape="id18" draw:end-glue-point="2" svg:d="M18322 6214v-4114" svg:viewBox="0 0 1 4115">
          <text:p/>
        </draw:connector>
        <draw:custom-shape draw:style-name="gr14" draw:text-style-name="P2" xml:id="id19" draw:id="id19" draw:layer="layout" svg:width="2.455cm" svg:height="0.972cm" svg:x="16.245cm" svg:y="8.92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8.7cm" svg:y1="9.414cm" svg:x2="23.712cm" svg:y2="2.2cm" draw:start-shape="id19" draw:start-glue-point="1" draw:end-shape="id20" draw:end-glue-point="2" svg:d="M18700 9414c3342 0 5012-2404 5012-7214" svg:viewBox="0 0 5013 7215">
          <text:p/>
        </draw:connector>
        <draw:frame draw:style-name="gr2" draw:text-style-name="P1" draw:layer="layout" svg:width="12.02cm" svg:height="3.69cm" svg:x="14.48cm" svg:y="11cm">
          <draw:image xlink:href="Pictures/100000000000053400000199EB2BB20EC402A506.png" xlink:type="simple" xlink:show="embed" xlink:actuate="onLoad" draw:mime-type="image/png">
            <text:p/>
          </draw:image>
        </draw:frame>
        <draw:connector draw:style-name="gr4" draw:text-style-name="P2" draw:layer="layout" draw:type="curve" svg:x1="26cm" svg:y1="13.653cm" svg:x2="24.925cm" svg:y2="1.487cm" draw:start-shape="id21" draw:start-glue-point="1" draw:end-shape="id20" draw:end-glue-point="1" svg:d="M26000 13653c790 0 1328-12166-1075-12166" svg:viewBox="0 0 1745 12167">
          <text:p/>
        </draw:connector>
        <draw:custom-shape draw:style-name="gr15" draw:text-style-name="P2" xml:id="id21" draw:id="id21" draw:layer="layout" svg:width="2.5cm" svg:height="0.694cm" svg:x="23.5cm" svg:y="13.3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5cm" svg:height="1.5cm" svg:x="20.5cm" svg:y="2.7cm">
          <text:p text:style-name="P1"><text:span text:style-name="T1">Prerequisites / mandatory link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5cm" svg:height="1.5cm" svg:x="23.312cm" svg:y="2.7cm">
          <text:p text:style-name="P1"><text:span text:style-name="T1">References / optional link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0T07:15:31.402000000</dc:date>
    <dc:creator>Tristan Vanrullen</dc:creator>
    <meta:editing-duration>PT25M33S</meta:editing-duration>
    <meta:editing-cycles>6</meta:editing-cycles>
    <meta:generator>LibreOffice/7.3.0.3$Windows_X86_64 LibreOffice_project/0f246aa12d0eee4a0f7adcefbf7c878fc2238db3</meta:generator>
    <meta:document-statistic meta:object-count="74"/>
  </office:meta>
</office:document-meta>
</file>